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</text:span><text:span text:style-name="T1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1cm" svg:y="4.175cm">
          <text:p text:style-name="P1"><text:span text:style-name="T1">Helm chart:</text:span></text:p>
          <text:p text:style-name="P1"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</text:span><text:span text:style-name="T1">contain</text:span><text:span text:style-name="T1">er:</text:span></text:p>
          <text:p text:style-name="P1"><text:span text:style-name="T1">senzing</text:span><text:span text:style-name="T1">/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6.35cm" svg:height="3.81cm" svg:x="1.0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778cm" svg:height="1.816cm" svg:x="4.512cm" svg:y="17.76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1.778cm" svg:height="1.816cm" svg:x="3.411cm" svg:y="18.359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1.778cm" svg:height="1.816cm" svg:x="2.31cm" svg:y="18.958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9.255cm" svg:y1="15.859cm" svg:x2="6.588cm" svg:y2="18.145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547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648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66cm" svg:x2="5.459cm" svg:y2="29.067cm">
          <text:p/>
        </draw:line>
        <draw:line draw:style-name="gr7" draw:text-style-name="P8" draw:layer="layout" svg:x1="5.445cm" svg:y1="16.383cm" svg:x2="5.445cm" svg:y2="17.637cm">
          <text:p/>
        </draw:line>
        <draw:line draw:style-name="gr7" draw:text-style-name="P8" draw:layer="layout" svg:x1="5.445cm" svg:y1="21.193cm" svg:x2="5.445cm" svg:y2="24.4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9-07T18:08:29.146888372</dc:date>
    <meta:editing-duration>PT2H29M49S</meta:editing-duration>
    <meta:editing-cycles>37</meta:editing-cycles>
    <meta:generator>LibreOffice/6.0.7.3$Linux_X86_64 LibreOffice_project/00m0$Build-3</meta:generator>
    <meta:document-statistic meta:object-count="35"/>
  </office:meta>
</office:document-meta>
</file>